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0dd1" officeooo:paragraph-rsid="0009c1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5410e5" officeooo:paragraph-rsid="015410e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54f1c0" officeooo:paragraph-rsid="0154f1c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57dc10" officeooo:paragraph-rsid="0157dc1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59d644" officeooo:paragraph-rsid="0159d64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5bd0ef" officeooo:paragraph-rsid="015bd0e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5d2cbd" officeooo:paragraph-rsid="015d2cbd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156e4b7"/>
    </style:style>
    <style:style style:name="T4" style:family="text">
      <style:text-properties style:text-underline-style="none" officeooo:rsid="01570dcb"/>
    </style:style>
    <style:style style:name="T5" style:family="text">
      <style:text-properties style:text-underline-style="none" officeooo:rsid="0157bcf5"/>
    </style:style>
    <style:style style:name="T6" style:family="text">
      <style:text-properties style:text-underline-style="none" officeooo:rsid="015b8982"/>
    </style:style>
    <style:style style:name="T7" style:family="text">
      <style:text-properties style:text-underline-style="none" officeooo:rsid="015c8ab9"/>
    </style:style>
    <style:style style:name="T8" style:family="text">
      <style:text-properties style:text-underline-style="none" officeooo:rsid="015d4391"/>
    </style:style>
    <style:style style:name="T9" style:family="text">
      <style:text-properties style:text-underline-style="none" officeooo:rsid="015f36f3"/>
    </style:style>
    <style:style style:name="T10" style:family="text">
      <style:text-properties style:text-underline-style="none" officeooo:rsid="0160e5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4"/>
      <text:p text:style-name="P4"/>
      <text:p text:style-name="P5">L’Union fait force</text:p>
      <text:p text:style-name="P5"><text:span text:style-name="T1"/></text:p>
      <text:p text:style-name="P6"><text:span text:style-name="T1">La Bulgarie est un pays Balkanique orthodoxe, </text:span><text:span text:style-name="T3">il a subit le joug Ottoman pendant cinq siècles. </text:span><text:span text:style-name="T4">Situé aux bords de la mer noir, frontalier avec la Grèce, la Turquie, la Serbie, la Roumanie et la Macédoine. </text:span><text:span text:style-name="T5">Sa capitale est Sofia.</text:span></text:p>
      <text:p text:style-name="P6"><text:span text:style-name="T5"/></text:p>
      <text:p text:style-name="P6"><text:span text:style-name="T5"/></text:p>
      <text:p text:style-name="P7"><text:span text:style-name="T5">L</text:span><text:span text:style-name="T1">a Bulgarie a souscrit à l’UE et à l’OTAN, en même temps que la Roumanie en 2004 et 2007.</text:span></text:p>
      <text:p text:style-name="P8"><text:span text:style-name="T1">Le peuple Bulgare est un peuple nomade des steppes proche des Khazars. </text:span><text:span text:style-name="T6">En se sédentarisant par la suite au VIIème siècle, a été un créer un État Bulgare.</text:span></text:p>
      <text:p text:style-name="P8"><text:span text:style-name="T6"/></text:p>
      <text:p text:style-name="P9"><text:span text:style-name="T6">L</text:span><text:span text:style-name="T1">e premier royaume Bulgare qui date plus précisément de 681, fut </text:span>Khan Asparoukh<text:span text:style-name="T1">. <text:line-break/></text:span><text:span text:style-name="T7">À partir de ce moment on ne parle des Khans mais des princes qui gouvernaient les royaumes bulgares. </text:span></text:p>
      <text:p text:style-name="P9"><text:span text:style-name="T7"/></text:p>
      <text:p text:style-name="P10"><text:span text:style-name="T1">Khan Asparoukh a doté la Bulgarie d’une structure Étatique solide et a attribué la gouvernance a la couche aristocratique militaire. </text:span><text:span text:style-name="T8">Par la suite les Bulgares ont subi les conquêtes et ont adoptés aux IXème siècle le régime orthodoxe pendant le règne de Boris Ier </text:span><text:span text:style-name="T9">(852 – 888). </text:span><text:span text:style-name="T10">Même si le pays est passé sous le protectorat de Constantinople il obtient l’indépendance de son Églis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0-18T19:39:32.698225877</dc:date>
    <meta:editing-duration>PT4H10M57S</meta:editing-duration>
    <meta:editing-cycles>325</meta:editing-cycles>
    <meta:generator>LibreOffice/6.1.2.1$Linux_X86_64 LibreOffice_project/10$Build-1</meta:generator>
    <meta:document-statistic meta:table-count="0" meta:image-count="0" meta:object-count="0" meta:page-count="1" meta:paragraph-count="8" meta:word-count="219" meta:character-count="1298" meta:non-whitespace-character-count="1083"/>
  </office:meta>
</office:document-meta>
</file>